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B0000028501987BD45C546A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7.7cm" svg:x="1cm" svg:y="1cm">
          <draw:text-box>
            <text:p>The following screenshot was taken on the 28<text:span text:style-name="T1">th</text:span> May, 2:21 a.m. I will look at the run that was running at this date/time and see what the count rate was during that instant (a little <text:span text:style-name="T2">Δ</text:span><text:span text:style-name="T3">x left and right).</text:span></text:p>
            <text:p><text:span text:style-name="T3"/></text:p>
            <text:p><text:span text:style-name="T3"/></text:p>
          </draw:text-box>
        </draw:frame>
        <draw:frame draw:style-name="gr2" draw:text-style-name="P2" draw:layer="layout" svg:width="18.999cm" svg:height="12.62cm" svg:x="1.001cm" svg:y="3.63cm">
          <draw:image xlink:href="Pictures/10000001000003CB0000028501987BD45C546A8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00:28.268636683</meta:creation-date>
    <dc:date>2025-04-14T18:16:10.938521045</dc:date>
    <meta:editing-duration>PT7H35M7S</meta:editing-duration>
    <meta:editing-cycles>6</meta:editing-cycles>
    <meta:generator>LibreOffice/7.3.7.2$Linux_X86_64 LibreOffice_project/30$Build-2</meta:generator>
    <meta:document-statistic meta:object-count="2"/>
  </office:meta>
</office:document-meta>
</file>